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62e4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799cm" svg:height="9.004cm" svg:x="9.826cm" svg:y="3.267cm">
            <draw:object draw:notify-on-update-of-ranges="results.A11:results.A18 results.A10:results.A10 results.C11:results.C18 results.A28:results.A28 results.C29:results.C36 results.A19:results.A19 results.C20:results.C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Xeon Gold 6128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0.271143" calcext:value-type="float">
            <text:p>0,271143</text:p>
          </table:table-cell>
          <table:table-cell table:style-name="ce1" office:value-type="float" office:value="7.92013" calcext:value-type="float">
            <text:p>7,92013</text:p>
          </table:table-cell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0.309052" calcext:value-type="float">
            <text:p>0,309052</text:p>
          </table:table-cell>
          <table:table-cell table:style-name="ce1" office:value-type="float" office:value="55.5888" calcext:value-type="float">
            <text:p>55,5888</text:p>
          </table:table-cell>
        </table:table-row>
        <table:table-row table:style-name="ro1">
          <table:table-cell table:style-name="ce1" office:value-type="float" office:value="3072" calcext:value-type="float">
            <text:p>3072</text:p>
          </table:table-cell>
          <table:table-cell table:style-name="ce1" office:value-type="float" office:value="1.02781" calcext:value-type="float">
            <text:p>1,02781</text:p>
          </table:table-cell>
          <table:table-cell table:style-name="ce1" office:value-type="float" office:value="56.4134" calcext:value-type="float">
            <text:p>56,4134</text:p>
          </table:table-cell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2.49875" calcext:value-type="float">
            <text:p>2,49875</text:p>
          </table:table-cell>
          <table:table-cell table:style-name="ce1" office:value-type="float" office:value="55.003" calcext:value-type="float">
            <text:p>55,003</text:p>
          </table:table-cell>
        </table:table-row>
        <table:table-row table:style-name="ro1"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4.67374" calcext:value-type="float">
            <text:p>4,67374</text:p>
          </table:table-cell>
          <table:table-cell table:style-name="ce1" office:value-type="float" office:value="57.4348" calcext:value-type="float">
            <text:p>57,4348</text:p>
          </table:table-cell>
        </table:table-row>
        <table:table-row table:style-name="ro1">
          <table:table-cell table:style-name="ce1" office:value-type="float" office:value="6144" calcext:value-type="float">
            <text:p>6144</text:p>
          </table:table-cell>
          <table:table-cell table:style-name="ce1" office:value-type="float" office:value="7.97787" calcext:value-type="float">
            <text:p>7,97787</text:p>
          </table:table-cell>
          <table:table-cell table:style-name="ce1" office:value-type="float" office:value="58.1429" calcext:value-type="float">
            <text:p>58,1429</text:p>
          </table:table-cell>
        </table:table-row>
        <table:table-row table:style-name="ro1">
          <table:table-cell table:style-name="ce1" office:value-type="float" office:value="7168" calcext:value-type="float">
            <text:p>7168</text:p>
          </table:table-cell>
          <table:table-cell table:style-name="ce1" office:value-type="float" office:value="12.7957" calcext:value-type="float">
            <text:p>12,7957</text:p>
          </table:table-cell>
          <table:table-cell table:style-name="ce1" office:value-type="float" office:value="57.5651" calcext:value-type="float">
            <text:p>57,5651</text:p>
          </table:table-cell>
        </table:table-row>
        <table:table-row table:style-name="ro1"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22.0816" calcext:value-type="float">
            <text:p>22,0816</text:p>
          </table:table-cell>
          <table:table-cell table:style-name="ce1" office:value-type="float" office:value="49.7931" calcext:value-type="float">
            <text:p>49,7931</text:p>
          </table:table-cell>
        </table:table-row>
        <table:table-row table:style-name="ro1">
          <table:table-cell office:value-type="string" calcext:value-type="string">
            <text:p>UHD Graphics P630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834025" calcext:value-type="float">
            <text:p>0,834025</text:p>
          </table:table-cell>
          <table:table-cell office:value-type="float" office:value="2.57484" calcext:value-type="float">
            <text:p>2,574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.5133" calcext:value-type="float">
            <text:p>3,5133</text:p>
          </table:table-cell>
          <table:table-cell office:value-type="float" office:value="4.88995" calcext:value-type="float">
            <text:p>4,88995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1.8143" calcext:value-type="float">
            <text:p>11,8143</text:p>
          </table:table-cell>
          <table:table-cell office:value-type="float" office:value="4.90778" calcext:value-type="float">
            <text:p>4,9077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8.232" calcext:value-type="float">
            <text:p>28,232</text:p>
          </table:table-cell>
          <table:table-cell office:value-type="float" office:value="4.86819" calcext:value-type="float">
            <text:p>4,86819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54.9395" calcext:value-type="float">
            <text:p>54,9395</text:p>
          </table:table-cell>
          <table:table-cell office:value-type="float" office:value="4.88602" calcext:value-type="float">
            <text:p>4,88602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94.8362" calcext:value-type="float">
            <text:p>94,8362</text:p>
          </table:table-cell>
          <table:table-cell office:value-type="float" office:value="4.89113" calcext:value-type="float">
            <text:p>4,89113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150.494" calcext:value-type="float">
            <text:p>150,494</text:p>
          </table:table-cell>
          <table:table-cell office:value-type="float" office:value="4.89447" calcext:value-type="float">
            <text:p>4,8944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25.538" calcext:value-type="float">
            <text:p>225,538</text:p>
          </table:table-cell>
          <table:table-cell office:value-type="float" office:value="4.87505" calcext:value-type="float">
            <text:p>4,87505</text:p>
          </table:table-cell>
        </table:table-row>
        <table:table-row table:style-name="ro1">
          <table:table-cell office:value-type="string" calcext:value-type="string">
            <text:p>Xeon E-2176G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401251" calcext:value-type="float">
            <text:p>0,401251</text:p>
          </table:table-cell>
          <table:table-cell office:value-type="float" office:value="5.35197" calcext:value-type="float">
            <text:p>5,3519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951195" calcext:value-type="float">
            <text:p>0,951195</text:p>
          </table:table-cell>
          <table:table-cell office:value-type="float" office:value="18.0614" calcext:value-type="float">
            <text:p>18,0614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3.17237" calcext:value-type="float">
            <text:p>3,17237</text:p>
          </table:table-cell>
          <table:table-cell office:value-type="float" office:value="18.2772" calcext:value-type="float">
            <text:p>18,27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.61277" calcext:value-type="float">
            <text:p>7,61277</text:p>
          </table:table-cell>
          <table:table-cell office:value-type="float" office:value="18.0537" calcext:value-type="float">
            <text:p>18,0537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14.6313" calcext:value-type="float">
            <text:p>14,6313</text:p>
          </table:table-cell>
          <table:table-cell office:value-type="float" office:value="18.3467" calcext:value-type="float">
            <text:p>18,3467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5.5536" calcext:value-type="float">
            <text:p>25,5536</text:p>
          </table:table-cell>
          <table:table-cell office:value-type="float" office:value="18.1523" calcext:value-type="float">
            <text:p>18,1523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40.1111" calcext:value-type="float">
            <text:p>40,1111</text:p>
          </table:table-cell>
          <table:table-cell office:value-type="float" office:value="18.3637" calcext:value-type="float">
            <text:p>18,363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0.7137" calcext:value-type="float">
            <text:p>60,7137</text:p>
          </table:table-cell>
          <table:table-cell office:value-type="float" office:value="18.1098" calcext:value-type="float">
            <text:p>18,1098</text:p>
          </table:table-cell>
        </table:table-row>
        <table:table-row table:style-name="ro1">
          <table:table-cell office:value-type="string" calcext:value-type="string">
            <text:p>Sequencial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856617" calcext:value-type="float">
            <text:p>0,856617</text:p>
          </table:table-cell>
          <table:table-cell office:value-type="float" office:value="2.506" calcext:value-type="float">
            <text:p>2,50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.63843" calcext:value-type="float">
            <text:p>7,63843</text:p>
          </table:table-cell>
          <table:table-cell office:value-type="float" office:value="2.249" calcext:value-type="float">
            <text:p>2,249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2.5001" calcext:value-type="float">
            <text:p>22,5001</text:p>
          </table:table-cell>
          <table:table-cell office:value-type="float" office:value="2.576" calcext:value-type="float">
            <text:p>2,57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5.0964" calcext:value-type="float">
            <text:p>65,0964</text:p>
          </table:table-cell>
          <table:table-cell office:value-type="float" office:value="2.111" calcext:value-type="float">
            <text:p>2,111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104.502" calcext:value-type="float">
            <text:p>104,502</text:p>
          </table:table-cell>
          <table:table-cell office:value-type="float" office:value="2.568" calcext:value-type="float">
            <text:p>2,568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06.67" calcext:value-type="float">
            <text:p>206,67</text:p>
          </table:table-cell>
          <table:table-cell office:value-type="float" office:value="2.244" calcext:value-type="float">
            <text:p>2,244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288.487" calcext:value-type="float">
            <text:p>288,487</text:p>
          </table:table-cell>
          <table:table-cell office:value-type="float" office:value="2.553" calcext:value-type="float">
            <text:p>2,55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21.089" calcext:value-type="float">
            <text:p>521,089</text:p>
          </table:table-cell>
          <table:table-cell office:value-type="float" office:value="2.11" calcext:value-type="float">
            <text:p>2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-00-0000</text:date>, <text:time style:data-style-name="N2" text:time-value="11:56:39.819360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5T12:01:41.166214541</dc:date>
    <meta:editing-duration>PT9M21S</meta:editing-duration>
    <meta:editing-cycles>2</meta:editing-cycles>
    <meta:generator>LibreOffice/6.4.7.2$Linux_X86_64 LibreOffice_project/40$Build-2</meta:generator>
    <meta:document-statistic meta:table-count="1" meta:cell-count="1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cm" svg:height="9.005cm" xlink:href=".." xlink:type="simple" chart:class="chart:line" chart:style-name="ch1">
        <chart:title svg:x="4.311cm" svg:y="0.316cm" chart:style-name="ch2">
          <text:p>Desempenho vs tamanho da matriz</text:p>
        </chart:title>
        <chart:subtitle svg:x="5.382cm" svg:y="1.275cm" chart:style-name="ch3">
          <text:p>Sequencial vs CPU vs GPU</text:p>
        </chart:subtitle>
        <chart:legend chart:legend-position="end" svg:x="10.957cm" svg:y="3.705cm" style:legend-expansion="high" chart:style-name="ch4"/>
        <chart:plot-area chart:style-name="ch5" table:cell-range-address="results.A10:results.A19 results.C11:results.C18 results.A28:results.A28 results.C29:results.C36 results.C20:results.C27" chart:data-source-has-labels="both" svg:x="1.327cm" svg:y="2.138cm" svg:width="9.717cm" svg:height="5.706cm">
          <chartooo:coordinate-region svg:x="1.763cm" svg:y="2.337cm" svg:width="8.724cm" svg:height="4.86cm"/>
          <chart:axis chart:dimension="x" chart:name="primary-x" chart:style-name="ch6" chartooo:axis-type="auto">
            <chartooo:date-scale/>
            <chart:title svg:x="4.739cm" svg:y="8.024cm" chart:style-name="ch7">
              <text:p>Tamanho da matriz</text:p>
            </chart:title>
            <chart:categories table:cell-range-address="results.A11:results.A18"/>
          </chart:axis>
          <chart:axis chart:dimension="y" chart:name="primary-y" chart:style-name="ch6">
            <chart:title svg:x="0.451cm" svg:y="6.808cm" chart:style-name="ch8">
              <text:p>Desempenho (GFLOPS)</text:p>
            </chart:title>
            <chart:grid chart:style-name="ch9" chart:class="major"/>
          </chart:axis>
          <chart:series chart:style-name="ch10" chart:values-cell-range-address="results.C11:results.C18" chart:label-cell-address="results.A10:results.A10" chart:class="chart:line">
            <chart:data-point chart:repeated="8"/>
          </chart:series>
          <chart:series chart:style-name="ch11" chart:values-cell-range-address="results.C29:results.C36" chart:label-cell-address="results.A28:results.A28" chart:class="chart:line">
            <chart:data-point chart:repeated="8"/>
          </chart:series>
          <chart:series chart:style-name="ch12" chart:values-cell-range-address="results.C20:results.C27" chart:label-cell-address="results.A19:results.A1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HD Graphics P630</text:p>
                <draw:g>
                  <svg:desc>results.A10:results.A10</svg:desc>
                </draw:g>
              </table:table-cell>
              <table:table-cell office:value-type="string">
                <text:p>Sequencial</text:p>
                <draw:g>
                  <svg:desc>results.A28:results.A28</svg:desc>
                </draw:g>
              </table:table-cell>
              <table:table-cell office:value-type="string">
                <text:p>Xeon E-2176G</text:p>
                <draw:g>
                  <svg:desc>results.A19:results.A19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results.A11:results.A18</svg:desc>
                </draw:g>
              </table:table-cell>
              <table:table-cell office:value-type="float" office:value="2.57484">
                <text:p>2.57484</text:p>
                <draw:g>
                  <svg:desc>results.C11:results.C18</svg:desc>
                </draw:g>
              </table:table-cell>
              <table:table-cell office:value-type="float" office:value="2.506">
                <text:p>2.506</text:p>
                <draw:g>
                  <svg:desc>results.C29:results.C36</svg:desc>
                </draw:g>
              </table:table-cell>
              <table:table-cell office:value-type="float" office:value="5.35197">
                <text:p>5.35197</text:p>
                <draw:g>
                  <svg:desc>results.C20:results.C27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88995">
                <text:p>4.88995</text:p>
              </table:table-cell>
              <table:table-cell office:value-type="float" office:value="2.249">
                <text:p>2.249</text:p>
              </table:table-cell>
              <table:table-cell office:value-type="float" office:value="18.0614">
                <text:p>18.0614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90778">
                <text:p>4.90778</text:p>
              </table:table-cell>
              <table:table-cell office:value-type="float" office:value="2.576">
                <text:p>2.576</text:p>
              </table:table-cell>
              <table:table-cell office:value-type="float" office:value="18.2772">
                <text:p>18.277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86819">
                <text:p>4.86819</text:p>
              </table:table-cell>
              <table:table-cell office:value-type="float" office:value="2.111">
                <text:p>2.111</text:p>
              </table:table-cell>
              <table:table-cell office:value-type="float" office:value="18.0537">
                <text:p>18.0537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88602">
                <text:p>4.88602</text:p>
              </table:table-cell>
              <table:table-cell office:value-type="float" office:value="2.568">
                <text:p>2.568</text:p>
              </table:table-cell>
              <table:table-cell office:value-type="float" office:value="18.3467">
                <text:p>18.3467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89113">
                <text:p>4.89113</text:p>
              </table:table-cell>
              <table:table-cell office:value-type="float" office:value="2.244">
                <text:p>2.244</text:p>
              </table:table-cell>
              <table:table-cell office:value-type="float" office:value="18.1523">
                <text:p>18.1523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4.89447">
                <text:p>4.89447</text:p>
              </table:table-cell>
              <table:table-cell office:value-type="float" office:value="2.553">
                <text:p>2.553</text:p>
              </table:table-cell>
              <table:table-cell office:value-type="float" office:value="18.3637">
                <text:p>18.363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87505">
                <text:p>4.87505</text:p>
              </table:table-cell>
              <table:table-cell office:value-type="float" office:value="2.11">
                <text:p>2.11</text:p>
              </table:table-cell>
              <table:table-cell office:value-type="float" office:value="18.1098">
                <text:p>18.10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